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6.5729in" fo:margin-left="0.0799in" fo:margin-top="0in" fo:margin-bottom="0in" table:align="left" style:writing-mode="lr-tb"/>
    </style:style>
    <style:style style:name="Table15.A" style:family="table-column">
      <style:table-column-properties style:column-width="6.5729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625in" fo:padding-right="0.0694in" fo:padding-top="0.0694in" fo:padding-bottom="0.0694in" fo:border="1pt solid #000000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253a25" officeooo:paragraph-rsid="00253a25" style:font-name-asian="Times New Roman2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4924" officeooo:paragraph-rsid="003b4924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c3c7" officeooo:paragraph-rsid="003bc3c7" style:font-name-asian="Times New Roman2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9" style:family="paragraph" style:parent-style-name="Standard">
      <style:text-properties officeooo:paragraph-rsid="0010a689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3357ed"/>
    </style:style>
    <style:style style:name="P12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5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8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5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2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23df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11in" style:contextual-spacing="false" fo:line-height="100%" fo:text-align="justify" style:justify-single-word="false" fo:orphans="0" fo:widows="0" fo:text-indent="0in" style:auto-text-indent="false" style:writing-mode="lr-tb"/>
      <style:text-properties fo:color="#000000" loext:opacity="100%" style:font-name="Consolas" fo:font-size="12pt" fo:language="uk" fo:country="UA" fo:font-style="normal" fo:font-weight="normal" officeooo:rsid="00253a25" officeooo:paragraph-rsid="0035445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11in" style:contextual-spacing="false" fo:line-height="100%" fo:text-align="justify" style:justify-single-word="false" fo:text-indent="0in" style:auto-text-indent="false" style:writing-mode="lr-tb"/>
      <style:text-properties fo:color="#000000" loext:opacity="100%" style:font-name="Consolas" fo:font-size="12pt" fo:language="uk" fo:country="UA" fo:font-style="normal" fo:font-weight="normal" officeooo:paragraph-rsid="0035445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officeooo:rsid="0019c3ae"/>
    </style:style>
    <style:style style:name="T9" style:family="text">
      <style:text-properties officeooo:rsid="003357ed"/>
    </style:style>
    <style:style style:name="T10" style:family="text">
      <style:text-properties style:font-name="Consolas" fo:font-size="12pt" style:font-size-asian="12pt" style:font-size-complex="12pt"/>
    </style:style>
    <style:style style:name="T11" style:family="text">
      <style:text-properties officeooo:rsid="003dbd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..</text:p>
      <text:p text:style-name="P16">МIНIСТЕРСТВО <text:s/>ОСВIТИ <text:s/>І <text:s/>НАУКИ <text:s/>УКРАЇНИ</text:p>
      <text:p text:style-name="P13">НАЦІОНАЛЬНИЙ <text:s text:c="2"/>ТЕХНІЧНИЙ <text:s text:c="2"/>УНІВЕРСИТЕТ <text:s text:c="2"/>УКРАЇНИ</text:p>
      <text:p text:style-name="P13">“КИЇВСЬКИЙ <text:s/>ПОЛІТЕХНІЧНИЙ <text:s/>ІНСТИТУТ </text:p>
      <text:p text:style-name="P13">ІМЕНІ ІГОРЯ СІКОРСЬКОГО”</text:p>
      <text:p text:style-name="P1"/>
      <text:p text:style-name="P13">Факультет прикладної математики</text:p>
      <text:p text:style-name="P13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4">Лабораторна робота № <text:s/><text:span text:style-name="T9">3</text:span></text:p>
      <text:p text:style-name="P10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11"><text:span text:style-name="T1">тема “</text:span><text:span text:style-name="T7">Знайомство з JavaScript: цикли, типи данних, базова взаємодія з користувачем.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Виконав</text:p>
            <text:p text:style-name="P19">студент 2 курсу</text:p>
            <text:p text:style-name="P17"><text:span text:style-name="T1">групи КП-9</text:span><text:span text:style-name="T2">2</text:span></text:p>
            <text:p text:style-name="P21">Мовчан Максим Олександрович</text:p>
            <text:p text:style-name="P10"><text:span text:style-name="T5">(</text:span><text:span text:style-name="T6">прізвище, ім’я, по батькові</text:span><text:span text:style-name="T5">)</text:span></text:p>
            <text:p text:style-name="P19"/>
            <text:p text:style-name="P19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Перевірив</text:p>
            <text:p text:style-name="P18">“____” “____________” 20___ р.</text:p>
            <text:p text:style-name="P18">викладач</text:p>
            <text:p text:style-name="P20">Гадиняк Руслан Анатолійович</text:p>
            <text:p text:style-name="P12"><text:span text:style-name="T5">(</text:span><text:span text:style-name="T6">прізвище, ім’я, по батькові</text:span><text:span text:style-name="T5">)<text:tab/><text:tab/></text:span></text:p>
            <text:p text:style-name="P18"/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2"/>
      <text:p text:style-name="P2">Мета роботи </text:p>
      <text:p text:style-name="P26">Отримати навички роботи з основними типами данних, а також створення основних функцій при роботі з кодом: сортування, фільтрація, валідація, </text:p>
      <text:p text:style-name="P25">Завдання</text:p>
      <text:p text:style-name="P27">(примітка: завдання кожного пункту виконувати в окремій функції, з</text:p>
      <text:p text:style-name="P27">можливістью передавання параметрів; Кожен наступний крок виконання</text:p>
      <text:p text:style-name="P27">передбачає, що попередній виконаний, та\і може включати частину його; виклик</text:p>
      <text:p text:style-name="P27">та виведення результатів можут бути реалізовано як через UI, так і</text:p>
      <text:p text:style-name="P27">через node CLI)</text:p>
      <text:p text:style-name="P27">Завдання 1. Данні з обєкту random-user-mock привести до вигляду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9">{</text:p>
            <text:p text:style-name="P29">"gender": "male",</text:p>
            <text:p text:style-name="P29">"title": "Mr",</text:p>
            <text:p text:style-name="P29">"full_name": "Norbert Weishaupt",</text:p>
            <text:p text:style-name="P29">"city": "Rhön-Grabfeld",</text:p>
            <text:p text:style-name="P29">"state": "Mecklenburg-Vorpommern",</text:p>
            <text:p text:style-name="P29">"country": "Germany",</text:p>
            <text:p text:style-name="P29">"postcode": 52640,</text:p>
            <text:p text:style-name="P29">"coordinates": { "latitude": "-42.1817", "longitude": "-152.1685" },</text:p>
            <text:p text:style-name="P29">"timezone": { "offset": "+9:30", "description": "Adelaide, Darwin" },</text:p>
            <text:p text:style-name="P29">"email": "norbert.weishaupt@example.com",</text:p>
            <text:p text:style-name="P29">"b_date": "1956-12-23T19:09:19.602Z",</text:p>
            <text:p text:style-name="P29">"age": 65,</text:p>
            <text:p text:style-name="P29">"phone": "0079-8291509",</text:p>
            <text:p text:style-name="P29">"picture_large": "https://randomuser.me/api/portraits/men/28.jpg",</text:p>
            <text:p text:style-name="P29">"picture_thumbnail": "https://randomuser.me/api/portraits/thumb/men/28.jpg"</text:p>
            <text:p text:style-name="P28"><text:soft-page-break/>}</text:p>
          </table:table-cell>
        </table:table-row>
      </table:table>
      <text:p text:style-name="P27">До кожного з об’єктів масиву додати поля: id, favorite, course, bg_color, note</text:p>
      <text:p text:style-name="P27">заповнюючи їх ПРАВИЛЬНИМ типом данних. По’єднати два обєкти</text:p>
      <text:p text:style-name="P27">(random_user_mock та additional_users) в один, позбуваючись повторів, якщо такі</text:p>
      <text:p text:style-name="P27">є. Обєкти можуть мати не однакову кількість полів та різні інтерфейси. Результатом</text:p>
      <text:p text:style-name="P27">виконання, є функція, що повертає масив відформатованних об’єктів.</text:p>
      <text:p text:style-name="P27">Завдання 2. Провалідувати обєкт. Тобто перевірити, чи відповідають поля</text:p>
      <text:p text:style-name="P27">заданого обєкту вимогам до нього. Валідними вважаються такі поля, які</text:p>
      <text:p text:style-name="P27">відповідають наступним вимогам:</text:p>
      <text:p text:style-name="P27"><text:span text:style-name="T10">&lt;!D</text:span>• Поля full_name, gender, note, state, city, country мають бути строками, та</text:p>
      <text:p text:style-name="P27">починатись з великої літери.</text:p>
      <text:p text:style-name="P27">• Поле age має бути чисельним.• Поле phone має відповідати заданому формату (формати залежить від</text:p>
      <text:p text:style-name="P27">країни).</text:p>
      <text:p text:style-name="P27">• Поле email має відповідати формату запису email, тобто мати @.</text:p>
      <text:p text:style-name="P27">Завдання 3. Написати функцію фільтрації массиву обєктів за параметрами</text:p>
      <text:p text:style-name="P27">(параметри змінними). Параметри є полями обєкту: country, age, gender, favorite.</text:p>
      <text:p text:style-name="P27">Завдання 4. Написати функцію сортування массиву обєктів за параметрами</text:p>
      <text:p text:style-name="P27">(параметри змінними). Сортування може бути як за зростанням так і за спаданням.</text:p>
      <text:p text:style-name="P27">Сортуватись можуть чисельні поля та строкові: full_name, age, b_day, country.</text:p>
      <text:p text:style-name="P27">Завдання 5. Знайти в массиві обєкт, який відповідає параметру пошуку.</text:p>
      <text:p text:style-name="P27"><text:soft-page-break/>Параметром може бути як строкове так і чисельне поле: name, note, age.</text:p>
      <text:p text:style-name="P27">Завдання 6. Написати функцію, яка повертає відсоток від загального числа обєктів</text:p>
      <text:p text:style-name="P27">в массиві, що відповідають пошуку. Тобто, якщо у нас пошук за віком більше 30, то</text:p>
      <text:p text:style-name="P27">функція поверне число відсотків, які відповідають, кількості юзерів. Пр: загальна</text:p>
      <text:p text:style-name="P27">кількість юзерів – 50, з них 30 за віком більше 30 років, то функція поверне 60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App.js</text:p>
          </table:table-cell>
        </table:table-row>
        <table:table-row table:style-name="Table3.1">
          <table:table-cell table:style-name="Table3.A1" office:value-type="string">
            <text:p text:style-name="P8">// require('../css/app.css');</text:p>
            <text:p text:style-name="P8">// require('../scss/base.scss');</text:p>
            <text:p text:style-name="P8">const {</text:p>
            <text:p text:style-name="P8"><text:s text:c="2"/>merge, validator, filtrator, sort, search, percent</text:p>
            <text:p text:style-name="P8">} = require('./lab3');</text:p>
            <text:p text:style-name="P8">const {randomUserMock, additionalUsers} = require('./mock_for_L3');</text:p>
            <text:p text:style-name="P8"/>
            <text:p text:style-name="P8">console.log("Merge: \n", merge(randomUserMock, additionalUsers));</text:p>
            <text:p text:style-name="P8">console.log("Validate: \n", validator(merge(randomUserMock, additionalUsers)[1]));</text:p>
            <text:p text:style-name="P8">console.log("Filtrate: \n", filtrator(merge(randomUserMock, additionalUsers), "gender", "male"));</text:p>
            <text:p text:style-name="P8">console.log("Sort: \n", sort(merge(randomUserMock, additionalUsers), "age", -1));</text:p>
            <text:p text:style-name="P8">console.log("Search: \n", search(sort(merge(randomUserMock, additionalUsers), "age", -1), "phone", "078 059 73 14"));</text:p>
            <text:p text:style-name="P8">console.log(</text:p>
            <text:p text:style-name="P8"><text:s text:c="2"/>'Percent: \n',</text:p>
            <text:p text:style-name="P8"><text:s text:c="2"/>percent(</text:p>
            <text:p text:style-name="P8"><text:s text:c="4"/>sort(merge(randomUserMock, additionalUsers), 'age', -1),</text:p>
            <text:p text:style-name="P8"><text:s text:c="4"/>(user) =&gt; user.gender === 'male'</text:p>
            <text:p text:style-name="P8"><text:s text:c="2"/>)</text:p>
            <text:p text:style-name="P8">);</text:p>
          </table:table-cell>
        </table:table-row>
      </table:table>
      <text:p text:style-name="P2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ab3.js</text:p>
          </table:table-cell>
        </table:table-row>
        <table:table-row table:style-name="Table2.1">
          <table:table-cell table:style-name="Table2.A1" office:value-type="string">
            <text:p text:style-name="P4">const codes = require('./codes.json').country;</text:p>
            <text:p text:style-name="P4"/>
            <text:p text:style-name="P4">function calculateAge(birthday) {</text:p>
            <text:p text:style-name="P4"><text:s text:c="2"/>const ageDifMs = new Date(Date.now() - Date.parse(birthday)).getUTCFullYear - 1970;</text:p>
            <text:p text:style-name="P4"><text:soft-page-break/><text:s text:c="2"/>const ageDate = new Date(ageDifMs); // miliseconds from epoch</text:p>
            <text:p text:style-name="P4"><text:s text:c="2"/>return Math.abs(ageDate.getUTCFullYear() - 1970);</text:p>
            <text:p text:style-name="P4">}</text:p>
            <text:p text:style-name="P4"/>
            <text:p text:style-name="P4">function merge(userList, additionalList) {</text:p>
            <text:p text:style-name="P4"><text:s text:c="2"/>const AdditionalList = additionalList.map((user) =&gt; ({</text:p>
            <text:p text:style-name="P4"><text:s text:c="4"/>gender: user.gender || null,</text:p>
            <text:p text:style-name="P4"><text:s text:c="4"/>title: user.title || null,</text:p>
            <text:p text:style-name="P4"><text:s text:c="4"/>full_name: user.full_name || null,</text:p>
            <text:p text:style-name="P4"><text:s text:c="4"/>city: user.city || null,</text:p>
            <text:p text:style-name="P4"><text:s text:c="4"/>state: user.state || null,</text:p>
            <text:p text:style-name="P4"><text:s text:c="4"/>country: user.country || null,</text:p>
            <text:p text:style-name="P4"><text:s text:c="4"/>postcode: user.postcode || null,</text:p>
            <text:p text:style-name="P4"><text:s text:c="4"/>coordinates: user.coordinates || null,</text:p>
            <text:p text:style-name="P4"><text:s text:c="4"/>timezone: user.timezone || null,</text:p>
            <text:p text:style-name="P4"><text:s text:c="4"/>email: user.email || null,</text:p>
            <text:p text:style-name="P4"><text:s text:c="4"/>b_date: user.b_day || null,</text:p>
            <text:p text:style-name="P4"><text:s text:c="4"/>age: calculateAge(user.b_day) || null,</text:p>
            <text:p text:style-name="P4"><text:s text:c="4"/>phone: user.phone || null,</text:p>
            <text:p text:style-name="P4"><text:s text:c="4"/>picture_large: user.large || null,</text:p>
            <text:p text:style-name="P4"><text:s text:c="4"/>picture_thumbnail: user.thumbnail || null,</text:p>
            <text:p text:style-name="P4"><text:s text:c="4"/>id: user.id || null,</text:p>
            <text:p text:style-name="P4"><text:s text:c="4"/>favorite: user.favorite || null,</text:p>
            <text:p text:style-name="P4"><text:s text:c="4"/>course: user.course || null,</text:p>
            <text:p text:style-name="P4"><text:s text:c="4"/>bg_color: user.bg_color || null,</text:p>
            <text:p text:style-name="P4"><text:s text:c="4"/>note: user.note || null,</text:p>
            <text:p text:style-name="P4"><text:s text:c="2"/>}));</text:p>
            <text:p text:style-name="P4"/>
            <text:p text:style-name="P4"><text:s text:c="2"/>const UserList = userList.map((user) =&gt; ({</text:p>
            <text:p text:style-name="P4"><text:s text:c="4"/>gender: user.gender,</text:p>
            <text:p text:style-name="P4"><text:s text:c="4"/>title: user.name.title,</text:p>
            <text:p text:style-name="P4"><text:s text:c="4"/>full_name: `${user.name.first} ${user.name.last}`,</text:p>
            <text:p text:style-name="P4"><text:s text:c="4"/>city: user.location.city,</text:p>
            <text:p text:style-name="P4"><text:s text:c="4"/>state: user.location.state,</text:p>
            <text:p text:style-name="P4"><text:s text:c="4"/>country: user.location.country,</text:p>
            <text:p text:style-name="P4"><text:s text:c="4"/>postcode: user.location.postcode,</text:p>
            <text:p text:style-name="P4"><text:s text:c="4"/>coordinates: user.location.coordinates,</text:p>
            <text:p text:style-name="P4"><text:s text:c="4"/>timezone: user.location.timezone,</text:p>
            <text:p text:style-name="P4"><text:s text:c="4"/>email: user.email,</text:p>
            <text:p text:style-name="P4"><text:s text:c="4"/>b_date: user.dob.date,</text:p>
            <text:p text:style-name="P4"><text:s text:c="4"/>age: user.dob.age,</text:p>
            <text:p text:style-name="P4"><text:s text:c="4"/>phone: user.phone,</text:p>
            <text:p text:style-name="P4"><text:s text:c="4"/>picture_large: user.picture.large,</text:p>
            <text:p text:style-name="P4"><text:s text:c="4"/>picture_thumbnail: user.picture.thumbnail,</text:p>
            <text:p text:style-name="P4"><text:s text:c="4"/>id: '',</text:p>
            <text:p text:style-name="P4"><text:s text:c="4"/>favorite: false,</text:p>
            <text:p text:style-name="P4"><text:s text:c="4"/>course: '',</text:p>
            <text:p text:style-name="P4"><text:s text:c="4"/>bg_color: '#FFFFFF',</text:p>
            <text:p text:style-name="P4"><text:s text:c="4"/>note: '',</text:p>
            <text:p text:style-name="P4"><text:s text:c="2"/>}));</text:p>
            <text:p text:style-name="P4"><text:soft-page-break/><text:s text:c="2"/>return UserList.concat(</text:p>
            <text:p text:style-name="P4"><text:s text:c="4"/>AdditionalList.filter(</text:p>
            <text:p text:style-name="P4"><text:s text:c="6"/>(user) =&gt; !UserList.find((user2) =&gt; user.full_name === user2.full_name)</text:p>
            <text:p text:style-name="P4"><text:s text:c="4"/>)</text:p>
            <text:p text:style-name="P4"><text:s text:c="2"/>);</text:p>
            <text:p text:style-name="P4">}</text:p>
            <text:p text:style-name="P4"/>
            <text:p text:style-name="P4">const isString = (obj) =&gt; toString.call(obj) === '[object String]';</text:p>
            <text:p text:style-name="P4">const isNumber = (obj) =&gt; toString.call(obj) === '[object Number]';</text:p>
            <text:p text:style-name="P4">const isFunction = (obj) =&gt; toString.call(obj) === '[object Function]';</text:p>
            <text:p text:style-name="P4">const isUpperCase = (word) =&gt; isString(word) &amp;&amp; word.charAt(0).toUpperCase() === word.charAt(0);</text:p>
            <text:p text:style-name="P4">const isValidNumber = (phone, country) =&gt; {</text:p>
            <text:p text:style-name="P4"><text:s text:c="2"/>const val = codes.find((c) =&gt; c.eng === country);</text:p>
            <text:p text:style-name="P4"><text:s text:c="2"/>const number = phone.replace(/\D/g, '');</text:p>
            <text:p text:style-name="P4"><text:s text:c="2"/>return val &amp;&amp; number.startsWith(val.code) &amp;&amp; number.Length === val.length;</text:p>
            <text:p text:style-name="P4">};</text:p>
            <text:p text:style-name="P4">// eslint-disable-next-line max-len</text:p>
            <text:p text:style-name="P4">const mailRegex = /^(([^&lt;&gt;()[\]\\.,;:\s@"]+(\.[^&lt;&gt;()[\]\\.,;:\s@"]+)*)|(".+"))@((\[[0-9]{1,3}\.[0-9]{1,3}\.[0-9]{1,3}\.[0-9]{1,3}])|(([a-zA-Z\-0-9]+\.)+[a-zA-Z]{2,}))$/;</text:p>
            <text:p text:style-name="P4"/>
            <text:p text:style-name="P4">function validator(user) {</text:p>
            <text:p text:style-name="P4"><text:s text:c="2"/>const fields = [];</text:p>
            <text:p text:style-name="P4"><text:s text:c="2"/>Object.keys(user).forEach((key) =&gt; {</text:p>
            <text:p text:style-name="P4"><text:s text:c="4"/>if (</text:p>
            <text:p text:style-name="P4"><text:s text:c="6"/>['full_name', 'gender', 'note', 'state', 'city', 'country'].includes(key)</text:p>
            <text:p text:style-name="P4"><text:s text:c="4"/>) {</text:p>
            <text:p text:style-name="P4"><text:s text:c="6"/>fields.push(!!isUpperCase(user[key]));</text:p>
            <text:p text:style-name="P4"><text:s text:c="4"/>} else if (key === 'age') {</text:p>
            <text:p text:style-name="P4"><text:s text:c="6"/>fields.push(!!isNumber(user[key]));</text:p>
            <text:p text:style-name="P4"><text:s text:c="4"/>} else if (key === 'phone') {</text:p>
            <text:p text:style-name="P4"><text:s text:c="6"/>fields.push(</text:p>
            <text:p text:style-name="P4"><text:s text:c="8"/>!Object.prototype.hasOwnProperty.call(user, 'country')</text:p>
            <text:p text:style-name="P4"><text:s text:c="10"/>? false</text:p>
            <text:p text:style-name="P4"><text:s text:c="10"/>: !!isValidNumber(user[key], user.country)</text:p>
            <text:p text:style-name="P4"><text:s text:c="6"/>);</text:p>
            <text:p text:style-name="P4"><text:s text:c="4"/>} else if (key === 'email') {</text:p>
            <text:p text:style-name="P4"><text:s text:c="6"/>fields.push(!!user[key].match(mailRegex));</text:p>
            <text:p text:style-name="P4"><text:s text:c="4"/>} else {</text:p>
            <text:p text:style-name="P4"><text:s text:c="6"/>fields.push(true);</text:p>
            <text:p text:style-name="P4"><text:s text:c="4"/>}</text:p>
            <text:p text:style-name="P4"><text:s text:c="2"/>});</text:p>
            <text:p text:style-name="P4"><text:s text:c="2"/>return fields;</text:p>
            <text:p text:style-name="P4">}</text:p>
            <text:p text:style-name="P4"/>
            <text:p text:style-name="P4"><text:soft-page-break/>function filtrator(userList, field, arg) {</text:p>
            <text:p text:style-name="P4"><text:s text:c="2"/>if (!(userList &amp;&amp; field &amp;&amp; arg &amp;&amp; userList[0][field])) return [];</text:p>
            <text:p text:style-name="P4"><text:s text:c="2"/>return userList.filter((user) =&gt; user[field] === arg);</text:p>
            <text:p text:style-name="P4">}</text:p>
            <text:p text:style-name="P4"/>
            <text:p text:style-name="P4">function sort(userList, field, order) {</text:p>
            <text:p text:style-name="P4"><text:s text:c="2"/>let userList2;</text:p>
            <text:p text:style-name="P4"><text:s text:c="2"/>if (isNumber(userList[0][field])) {</text:p>
            <text:p text:style-name="P4"><text:s text:c="4"/>userList2 = userList.sort((a, b) =&gt; order * (a[field] - b[field]));</text:p>
            <text:p text:style-name="P4"><text:s text:c="2"/>} else {</text:p>
            <text:p text:style-name="P4"><text:s text:c="4"/>userList2 = userList.sort((a, b) =&gt; (a[field] &gt; b[field] ? 1 : -1));</text:p>
            <text:p text:style-name="P4"><text:s text:c="4"/>if (order &lt; 0) userList2.reverse();</text:p>
            <text:p text:style-name="P4"><text:s text:c="2"/>}</text:p>
            <text:p text:style-name="P4"><text:s text:c="2"/>return userList2;</text:p>
            <text:p text:style-name="P4">}</text:p>
            <text:p text:style-name="P4"/>
            <text:p text:style-name="P4">function search(userList, field, arg) {</text:p>
            <text:p text:style-name="P4"><text:s text:c="2"/>if (!(userList &amp;&amp; field &amp;&amp; arg &amp;&amp; userList[0][field])) return {};</text:p>
            <text:p text:style-name="P4"><text:s text:c="2"/>return userList.find((user) =&gt; user[field] === arg);</text:p>
            <text:p text:style-name="P4">}</text:p>
            <text:p text:style-name="P4"/>
            <text:p text:style-name="P4">function percent(userList, func) {</text:p>
            <text:p text:style-name="P4"><text:s text:c="2"/>if (!(userList &amp;&amp; func &amp;&amp; isFunction(func))) {</text:p>
            <text:p text:style-name="P4"><text:s text:c="4"/>return null;</text:p>
            <text:p text:style-name="P4"><text:s text:c="2"/>}</text:p>
            <text:p text:style-name="P4"><text:s text:c="2"/>const usersFiltered = userList.filter((user) =&gt; func(user));</text:p>
            <text:p text:style-name="P4"><text:s text:c="2"/>return 100 * (usersFiltered ? usersFiltered.length / userList.length : 0);</text:p>
            <text:p text:style-name="P4">}</text:p>
            <text:p text:style-name="P4"/>
            <text:p text:style-name="P4">module.exports = {</text:p>
            <text:p text:style-name="P4"><text:s text:c="2"/>merge,</text:p>
            <text:p text:style-name="P4"><text:s text:c="2"/>validator,</text:p>
            <text:p text:style-name="P4"><text:s text:c="2"/>filtrator,</text:p>
            <text:p text:style-name="P4"><text:s text:c="2"/>sort,</text:p>
            <text:p text:style-name="P4"><text:s text:c="2"/>search,</text:p>
            <text:p text:style-name="P4"><text:s text:c="2"/>percent,</text:p>
            <text:p text:style-name="P4">};</text:p>
          </table:table-cell>
        </table:table-row>
      </table:table>
      <text:p text:style-name="P9"/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Animations.scss</text:p>
          </table:table-cell>
        </table:table-row>
        <table:table-row table:style-name="Table4.1">
          <table:table-cell table:style-name="Table4.A1" office:value-type="string">
            <text:p text:style-name="P4">@keyframes logo {</text:p>
            <text:p text:style-name="P4"><text:s text:c="2"/>from {</text:p>
            <text:p text:style-name="P4"><text:s text:c="4"/>text-shadow: -0.04em -0.016em $sexy-orange, 0.04em 0.016em #000;</text:p>
            <text:p text:style-name="P4"><text:s text:c="4"/>color: #fff;</text:p>
            <text:p text:style-name="P4"><text:s text:c="2"/>}</text:p>
            <text:p text:style-name="P4"/>
            <text:p text:style-name="P4"><text:soft-page-break/><text:s text:c="2"/>to {</text:p>
            <text:p text:style-name="P4"><text:s text:c="4"/>text-shadow: -0.06em -0.016em $sexy-orange, 0.06em 0.016em #000;</text:p>
            <text:p text:style-name="P4"><text:s text:c="4"/>color: #eee;</text:p>
            <text:p text:style-name="P4"><text:s text:c="2"/>}</text:p>
            <text:p text:style-name="P4">}</text:p>
            <text:p text:style-name="P4"/>
            <text:p text:style-name="P4">@keyframes logo-back {</text:p>
            <text:p text:style-name="P4"><text:s text:c="2"/>from {</text:p>
            <text:p text:style-name="P4"><text:s text:c="4"/>text-shadow: -0.06em -0.016em $sexy-orange, 0.06em 0.016em #000;</text:p>
            <text:p text:style-name="P4"><text:s text:c="4"/>color: #fff;</text:p>
            <text:p text:style-name="P4"><text:s text:c="2"/>}</text:p>
            <text:p text:style-name="P4"/>
            <text:p text:style-name="P4"><text:s text:c="2"/>to {</text:p>
            <text:p text:style-name="P4"><text:s text:c="4"/>text-shadow: -0.04em -0.016em $sexy-orange, 0.04em 0.016em #000;</text:p>
            <text:p text:style-name="P4"><text:s text:c="4"/>color: #eee;</text:p>
            <text:p text:style-name="P4"><text:s text:c="2"/>}</text:p>
            <text:p text:style-name="P4">}</text:p>
            <text:p text:style-name="P4"/>
            <text:p text:style-name="P4">.button__add {</text:p>
            <text:p text:style-name="P4"><text:s text:c="2"/>font-size: 1.5em;</text:p>
            <text:p text:style-name="P4"><text:s text:c="2"/>padding: 1% 2%;</text:p>
            <text:p text:style-name="P4">}</text:p>
            <text:p text:style-name="P4"/>
            <text:p text:style-name="P4">.button--animated {</text:p>
            <text:p text:style-name="P4"><text:s text:c="2"/>text-decoration: none;</text:p>
            <text:p text:style-name="P4"><text:s text:c="2"/>font-weight: bold;</text:p>
            <text:p text:style-name="P4"><text:s text:c="2"/>background-color: #fff;</text:p>
            <text:p text:style-name="P4"><text:s text:c="2"/>color: $sexy-orange;</text:p>
            <text:p text:style-name="P4"><text:s text:c="2"/>display: block;</text:p>
            <text:p text:style-name="P4"><text:s text:c="2"/>position: relative;</text:p>
            <text:p text:style-name="P4"><text:s text:c="2"/>border: 2px solid $sexy-orange;</text:p>
            <text:p text:style-name="P4"><text:s text:c="2"/>transition: background-position 0.25s;</text:p>
            <text:p text:style-name="P4"><text:s text:c="2"/>background-image: linear-gradient(to top, $sexy-orange 50%, #fff 0);</text:p>
            <text:p text:style-name="P4"><text:s text:c="2"/>background-position: top;</text:p>
            <text:p text:style-name="P4"/>
            <text:p text:style-name="P4"><text:s text:c="2"/>&amp;:hover {</text:p>
            <text:p text:style-name="P4"><text:s text:c="4"/>color: #fff;</text:p>
            <text:p text:style-name="P4"><text:s text:c="4"/>background-position: bottom;</text:p>
            <text:p text:style-name="P4"><text:s text:c="2"/>}</text:p>
            <text:p text:style-name="P4"/>
            <text:p text:style-name="P4"><text:s text:c="2"/>background-size: 200% 200%;</text:p>
            <text:p text:style-name="P4"><text:s text:c="2"/>// transition: all 0.4s cubic-bezier(0.215, 0.61, 0.355, 1) 0s;</text:p>
            <text:p text:style-name="P4"><text:s text:c="2"/>//</text:p>
            <text:p text:style-name="P4"><text:s text:c="2"/>// &amp;:hover {</text:p>
            <text:p text:style-name="P4"><text:s text:c="2"/>// <text:s text:c="2"/>color: #fff;</text:p>
            <text:p text:style-name="P4"><text:s text:c="2"/>// <text:s text:c="2"/>background-color: $hover-orange;</text:p>
            <text:p text:style-name="P4"><text:s text:c="2"/>// <text:s text:c="2"/>background-color: transparent;</text:p>
            <text:p text:style-name="P4"><text:s text:c="2"/>// <text:s text:c="2"/>text-shadow: none;</text:p>
            <text:p text:style-name="P4"><text:s text:c="2"/>// }</text:p>
            <text:p text:style-name="P4"><text:s text:c="2"/>//</text:p>
            <text:p text:style-name="P4"><text:soft-page-break/><text:s text:c="2"/>// &amp;::before {</text:p>
            <text:p text:style-name="P4"><text:s text:c="2"/>// <text:s text:c="2"/>display: block;</text:p>
            <text:p text:style-name="P4"><text:s text:c="2"/>// <text:s text:c="2"/>position: absolute;</text:p>
            <text:p text:style-name="P4"><text:s text:c="2"/>// <text:s text:c="2"/>left: 0;</text:p>
            <text:p text:style-name="P4"><text:s text:c="2"/>// <text:s text:c="2"/>top: 0;</text:p>
            <text:p text:style-name="P4"><text:s text:c="2"/>// <text:s text:c="2"/>height: 0;</text:p>
            <text:p text:style-name="P4"><text:s text:c="2"/>// <text:s text:c="2"/>width: 100%;</text:p>
            <text:p text:style-name="P4"><text:s text:c="2"/>// <text:s text:c="2"/>z-index: -1;</text:p>
            <text:p text:style-name="P4"><text:s text:c="2"/>// <text:s text:c="2"/>content: '';</text:p>
            <text:p text:style-name="P4"><text:s text:c="2"/>// <text:s text:c="2"/>color: #000;</text:p>
            <text:p text:style-name="P4"><text:s text:c="2"/>// <text:s text:c="2"/>background: $sexy-orange;</text:p>
            <text:p text:style-name="P4"><text:s text:c="2"/>// <text:s text:c="2"/>transition: all 0.4s cubic-bezier(0.215, 0.61, 0.355, 1) 0s;</text:p>
            <text:p text:style-name="P4"><text:s text:c="2"/>// }</text:p>
            <text:p text:style-name="P4"><text:s text:c="2"/>//</text:p>
            <text:p text:style-name="P4"><text:s text:c="2"/>// &amp;:hover::before {</text:p>
            <text:p text:style-name="P4"><text:s text:c="2"/>// <text:s text:c="2"/>bottom: 0%;</text:p>
            <text:p text:style-name="P4"><text:s text:c="2"/>// <text:s text:c="2"/>top: auto;</text:p>
            <text:p text:style-name="P4"><text:s text:c="2"/>// <text:s text:c="2"/>height: 100%;</text:p>
            <text:p text:style-name="P4"><text:s text:c="2"/>// }</text:p>
            <text:p text:style-name="P4">}</text:p>
          </table:table-cell>
        </table:table-row>
      </table:table>
      <text:p text:style-name="P3">Висновок</text:p>
      <text:p text:style-name="P23"><text:span text:style-name="T8">У даній лабораторнії роботі бу</text:span><text:span text:style-name="T11">ло створено JS функції для фільтрації, сортування та валідації масиву да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3T02:33:54.365687997</dc:date>
    <meta:editing-duration>PT59M20S</meta:editing-duration>
    <meta:editing-cycles>29</meta:editing-cycles>
    <meta:generator>LibreOffice/7.1.4.2$Linux_X86_64 LibreOffice_project/10$Build-2</meta:generator>
    <meta:document-statistic meta:table-count="5" meta:image-count="0" meta:object-count="0" meta:page-count="9" meta:paragraph-count="288" meta:word-count="1150" meta:character-count="9833" meta:non-whitespace-character-count="8401"/>
  </office:meta>
</office:document-meta>
</file>